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105.31pt"/>
    </style:style>
    <style:style style:name="co4" style:family="table-column">
      <style:table-column-properties fo:break-before="auto" style:column-width="76.59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34.8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row table:style-name="ro1">
          <table:table-cell office:value-type="string" calcext:value-type="string">
            <text:p>PC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º de Componentes</text:p>
          </table:table-cell>
          <table:table-cell office:value-type="string" calcext:value-type="string">
            <text:p>Bytes de un vector</text:p>
          </table:table-cell>
          <table:table-cell office:value-type="string" calcext:value-type="string">
            <text:p>Tiempo para vect. Locales</text:p>
          </table:table-cell>
          <table:table-cell office:value-type="string" calcext:value-type="string">
            <text:p>Tiempo para vect. Globales</text:p>
          </table:table-cell>
          <table:table-cell office:value-type="string" calcext:value-type="string">
            <text:p>Tiempo para vect. Dinámicos</text:p>
          </table:table-cell>
          <table:table-cell table:number-columns-repeated="4"/>
        </table:table-row>
        <table:table-row table:style-name="ro3">
          <table:table-cell office:value-type="float" office:value="65536" calcext:value-type="float">
            <text:p>65536</text:p>
          </table:table-cell>
          <table:table-cell table:formula="of:=[.A3]*8" office:value-type="float" office:value="524288" calcext:value-type="float">
            <text:p>524288</text:p>
          </table:table-cell>
          <table:table-cell office:value-type="float" office:value="0.000677755" calcext:value-type="float">
            <text:p>0.000677755</text:p>
          </table:table-cell>
          <table:table-cell office:value-type="float" office:value="0.000177267" calcext:value-type="float">
            <text:p>0.000177267</text:p>
          </table:table-cell>
          <table:table-cell office:value-type="float" office:value="0.000176612" calcext:value-type="float">
            <text:p>0.000176612</text:p>
          </table:table-cell>
          <table:table-cell table:number-columns-repeated="4"/>
        </table:table-row>
        <table:table-row table:style-name="ro3">
          <table:table-cell office:value-type="float" office:value="131072" calcext:value-type="float">
            <text:p>131072</text:p>
          </table:table-cell>
          <table:table-cell table:formula="of:=[.A4]*8" office:value-type="float" office:value="1048576" calcext:value-type="float">
            <text:p>1048576</text:p>
          </table:table-cell>
          <table:table-cell office:value-type="float" office:value="0.001437682" calcext:value-type="float">
            <text:p>0.001437682</text:p>
          </table:table-cell>
          <table:table-cell office:value-type="float" office:value="0.000344968" calcext:value-type="float">
            <text:p>0.000344968</text:p>
          </table:table-cell>
          <table:table-cell office:value-type="float" office:value="0.000338669" calcext:value-type="float">
            <text:p>0.000338669</text:p>
          </table:table-cell>
          <table:table-cell table:number-columns-repeated="4"/>
        </table:table-row>
        <table:table-row table:style-name="ro3">
          <table:table-cell office:value-type="float" office:value="262144" calcext:value-type="float">
            <text:p>262144</text:p>
          </table:table-cell>
          <table:table-cell table:formula="of:=[.A5]*8" office:value-type="float" office:value="2097152" calcext:value-type="float">
            <text:p>2097152</text:p>
          </table:table-cell>
          <table:table-cell office:value-type="float" office:value="0.00353777" calcext:value-type="float">
            <text:p>0.00353777</text:p>
          </table:table-cell>
          <table:table-cell office:value-type="float" office:value="0.000730861" calcext:value-type="float">
            <text:p>0.000730861</text:p>
          </table:table-cell>
          <table:table-cell office:value-type="float" office:value="0.000726896" calcext:value-type="float">
            <text:p>0.000726896</text:p>
          </table:table-cell>
          <table:table-cell table:number-columns-repeated="4"/>
        </table:table-row>
        <table:table-row table:style-name="ro3">
          <table:table-cell office:value-type="float" office:value="524288" calcext:value-type="float">
            <text:p>524288</text:p>
          </table:table-cell>
          <table:table-cell table:formula="of:=[.A6]*8" office:value-type="float" office:value="4194304" calcext:value-type="float">
            <text:p>4194304</text:p>
          </table:table-cell>
          <table:table-cell office:value-type="string" calcext:value-type="string">
            <text:p>core dumped</text:p>
          </table:table-cell>
          <table:table-cell office:value-type="float" office:value="0.002162467" calcext:value-type="float">
            <text:p>0.002162467</text:p>
          </table:table-cell>
          <table:table-cell office:value-type="float" office:value="0.002079011" calcext:value-type="float">
            <text:p>0.002079011</text:p>
          </table:table-cell>
          <table:table-cell table:number-columns-repeated="4"/>
        </table:table-row>
        <table:table-row table:style-name="ro3">
          <table:table-cell office:value-type="float" office:value="1048576" calcext:value-type="float">
            <text:p>1048576</text:p>
          </table:table-cell>
          <table:table-cell table:formula="of:=[.A7]*8" office:value-type="float" office:value="8388608" calcext:value-type="float">
            <text:p>8388608</text:p>
          </table:table-cell>
          <table:table-cell office:value-type="string" calcext:value-type="string">
            <text:p>core dumped</text:p>
          </table:table-cell>
          <table:table-cell office:value-type="float" office:value="0.003359788" calcext:value-type="float">
            <text:p>0.003359788</text:p>
          </table:table-cell>
          <table:table-cell office:value-type="float" office:value="0.003701148" calcext:value-type="float">
            <text:p>0.003701148</text:p>
          </table:table-cell>
          <table:table-cell table:number-columns-repeated="4"/>
        </table:table-row>
        <table:table-row table:style-name="ro3">
          <table:table-cell office:value-type="float" office:value="2097152" calcext:value-type="float">
            <text:p>2097152</text:p>
          </table:table-cell>
          <table:table-cell table:formula="of:=[.A8]*8" office:value-type="float" office:value="16777216" calcext:value-type="float">
            <text:p>16777216</text:p>
          </table:table-cell>
          <table:table-cell office:value-type="string" calcext:value-type="string">
            <text:p>core dumped</text:p>
          </table:table-cell>
          <table:table-cell office:value-type="float" office:value="0.011107024" calcext:value-type="float">
            <text:p>0.011107024</text:p>
          </table:table-cell>
          <table:table-cell office:value-type="float" office:value="0.009469386" calcext:value-type="float">
            <text:p>0.009469386</text:p>
          </table:table-cell>
          <table:table-cell table:number-columns-repeated="4"/>
        </table:table-row>
        <table:table-row table:style-name="ro3">
          <table:table-cell office:value-type="float" office:value="4194304" calcext:value-type="float">
            <text:p>4194304</text:p>
          </table:table-cell>
          <table:table-cell table:formula="of:=[.A9]*8" office:value-type="float" office:value="33554432" calcext:value-type="float">
            <text:p>33554432</text:p>
          </table:table-cell>
          <table:table-cell office:value-type="string" calcext:value-type="string">
            <text:p>core dumped</text:p>
          </table:table-cell>
          <table:table-cell office:value-type="float" office:value="0.018185983" calcext:value-type="float">
            <text:p>0.018185983</text:p>
          </table:table-cell>
          <table:table-cell office:value-type="float" office:value="0.018614527" calcext:value-type="float">
            <text:p>0.018614527</text:p>
          </table:table-cell>
          <table:table-cell table:number-columns-repeated="4"/>
        </table:table-row>
        <table:table-row table:style-name="ro3">
          <table:table-cell office:value-type="float" office:value="8388608" calcext:value-type="float">
            <text:p>8388608</text:p>
          </table:table-cell>
          <table:table-cell table:formula="of:=[.A10]*8" office:value-type="float" office:value="67108864" calcext:value-type="float">
            <text:p>67108864</text:p>
          </table:table-cell>
          <table:table-cell office:value-type="string" calcext:value-type="string">
            <text:p>core dumped</text:p>
          </table:table-cell>
          <table:table-cell office:value-type="float" office:value="0.027219841" calcext:value-type="float">
            <text:p>0.027219841</text:p>
          </table:table-cell>
          <table:table-cell office:value-type="float" office:value="0.027879677" calcext:value-type="float">
            <text:p>0.027879677</text:p>
          </table:table-cell>
          <table:table-cell table:number-columns-repeated="4"/>
        </table:table-row>
        <table:table-row table:style-name="ro3">
          <table:table-cell office:value-type="float" office:value="16777216" calcext:value-type="float">
            <text:p>16777216</text:p>
          </table:table-cell>
          <table:table-cell table:formula="of:=[.A11]*8" office:value-type="float" office:value="134217728" calcext:value-type="float">
            <text:p>134217728</text:p>
          </table:table-cell>
          <table:table-cell office:value-type="string" calcext:value-type="string">
            <text:p>core dumped</text:p>
          </table:table-cell>
          <table:table-cell office:value-type="float" office:value="0.053069921" calcext:value-type="float">
            <text:p>0.053069921</text:p>
          </table:table-cell>
          <table:table-cell office:value-type="float" office:value="0.053026675" calcext:value-type="float">
            <text:p>0.053026675</text:p>
          </table:table-cell>
          <table:table-cell table:number-columns-repeated="4"/>
        </table:table-row>
        <table:table-row table:style-name="ro3">
          <table:table-cell office:value-type="float" office:value="33554432" calcext:value-type="float">
            <text:p>33554432</text:p>
          </table:table-cell>
          <table:table-cell table:formula="of:=[.A12]*8" office:value-type="float" office:value="268435456" calcext:value-type="float">
            <text:p>268435456</text:p>
          </table:table-cell>
          <table:table-cell office:value-type="string" calcext:value-type="string">
            <text:p>core dumped</text:p>
          </table:table-cell>
          <table:table-cell office:value-type="float" office:value="0.11074557" calcext:value-type="float">
            <text:p>0.11074557</text:p>
          </table:table-cell>
          <table:table-cell office:value-type="float" office:value="0.110877226" calcext:value-type="float">
            <text:p>0.110877226</text:p>
          </table:table-cell>
          <table:table-cell table:number-columns-repeated="4"/>
        </table:table-row>
        <table:table-row table:style-name="ro3">
          <table:table-cell office:value-type="float" office:value="67108864" calcext:value-type="float">
            <text:p>67108864</text:p>
          </table:table-cell>
          <table:table-cell table:formula="of:=[.A13]*8" office:value-type="float" office:value="536870912" calcext:value-type="float">
            <text:p>536870912</text:p>
          </table:table-cell>
          <table:table-cell office:value-type="string" calcext:value-type="string">
            <text:p>core dumped</text:p>
          </table:table-cell>
          <table:table-cell office:value-type="float" office:value="0.106812511" calcext:value-type="float">
            <text:p>0.106812511</text:p>
          </table:table-cell>
          <table:table-cell office:value-type="float" office:value="0.21719113" calcext:value-type="float">
            <text:p>0.21719113</text:p>
          </table:table-cell>
          <table:table-cell table:number-columns-repeated="4"/>
        </table:table-row>
        <table:table-row table:style-name="ro3" table:number-rows-repeated="5">
          <table:table-cell table:number-columns-repeated="9"/>
        </table:table-row>
        <table:table-row table:style-name="ro3">
          <table:table-cell table:style-name="Default"/>
          <table:table-cell table:number-columns-repeated="8"/>
        </table:table-row>
        <table:table-row table:style-name="ro3"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2:35:24.121118305</meta:creation-date>
    <dc:date>2018-02-22T13:27:28.610338223</dc:date>
    <meta:editing-duration>PT20M21S</meta:editing-duration>
    <meta:editing-cycles>2</meta:editing-cycles>
    <meta:generator>LibreOffice/5.4.2.2$Linux_X86_64 LibreOffice_project/40m0$Build-2</meta:generator>
    <meta:document-statistic meta:table-count="1" meta:cell-count="61" meta:object-count="0"/>
  </office:meta>
</office:document-meta>
</file>